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3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.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.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1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1.9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cm" fo:min-width="1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2.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3.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5cm" fo:min-width="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cm" fo:min-width="1.55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cm" fo:min-width="2.04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882cm" fo:min-width="2.18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28cm" fo:min-width="1.62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4cm" fo:min-width="1.62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4cm" fo:min-width="2.04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7cm" fo:min-width="2.11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28cm" fo:min-width="1.90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4cm" fo:min-width="2.3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8cm" fo:min-width="1.76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812cm" fo:min-width="1.4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7cm" fo:min-width="2.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4cm" fo:min-width="1.76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882cm" fo:min-width="2.4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4cm" fo:min-width="2.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67cm" fo:min-width="2.75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812cm" fo:min-width="2.118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67cm" fo:min-width="1.62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882cm" fo:min-width="2.04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812cm" fo:min-width="2.188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82cm" fo:min-width="1.4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812cm" fo:min-width="3.32cm"/>
      <style:paragraph-properties style:writing-mode="lr-tb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objectwithoutfill">
      <style:graphic-properties draw:marker-end="Arrow" draw:marker-end-width="0.3cm" draw:fill="solid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0.67cm" fo:min-width="1.69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1.6cm" svg:x="12.1cm" svg:y="9.4cm">
          <text:p text:style-name="P1">Pharmac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1.6cm" svg:x="12.4cm" svg:y="5.9cm">
          <text:p text:style-name="P1">Sell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4.7cm" svg:height="2cm" svg:x="7.5cm" svg:y="7.7cm">
          <text:p text:style-name="P1">genera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.8cm" svg:height="1.8cm" svg:x="7.9cm" svg:y="11.2cm">
          <text:p text:style-name="P1">Keep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4.9cm" svg:height="2.4cm" svg:x="15.3cm" svg:y="11.4cm">
          <text:p text:style-name="P1">Provides </text:p>
          <text:p text:style-name="P1">order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4cm" svg:height="1.7cm" svg:x="16.6cm" svg:y="8.4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3.5cm" svg:height="0.9cm" svg:x="12.8cm" svg:y="4.1cm">
          <text:p text:style-name="P1">Medicin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1cm" svg:x="19.7cm" svg:y="6.9cm">
          <text:p text:style-name="P1">Employe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cm" svg:height="1.2cm" svg:x="6.2cm" svg:y="5.4cm">
          <text:p text:style-name="P1">Bill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3cm" svg:height="1.3cm" svg:x="5.5cm" svg:y="14.3cm">
          <text:p text:style-name="P1">Medicine stoc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5cm" svg:height="1.3cm" svg:x="18.5cm" svg:y="14.6cm">
          <text:p text:style-name="P1">Supplie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9cm" svg:height="1.2cm" svg:x="7.6cm" svg:y="3.1cm">
          <text:p text:style-name="P1">Bill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6cm" svg:height="1.2cm" svg:x="4.5cm" svg:y="1.9cm">
          <text:p text:style-name="P1">Med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8cm" svg:height="1.6cm" svg:x="1.2cm" svg:y="3cm">
          <text:p text:style-name="P1">Customer </text:p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cm" svg:height="1.1cm" svg:x="1.1cm" svg:y="5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cm" svg:height="1.4cm" svg:x="1.4cm" svg:y="6.5cm">
          <text:p text:style-name="P1">Qua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6cm" svg:height="1.4cm" svg:x="3.5cm" svg:y="7.9cm">
          <text:p text:style-name="P1">Bill_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7cm" svg:height="1.3cm" svg:x="24.5cm" svg:y="4.6cm">
          <text:p text:style-name="P1">emp_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3.4cm" svg:height="1.1cm" svg:x="24.4cm" svg:y="8.4cm">
          <text:p text:style-name="P1">emp_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4cm" svg:height="1.4cm" svg:x="24.3cm" svg:y="6.5cm">
          <text:p text:style-name="P1">emp_g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3.2cm" svg:height="1cm" svg:x="20.4cm" svg:y="4.7cm">
          <text:p text:style-name="P1">emp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6cm" svg:height="1.2cm" svg:x="21.9cm" svg:y="10.1cm">
          <text:p text:style-name="P1">emp_sal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8cm" svg:height="1.5cm" svg:x="10.2cm" svg:y="1.4cm">
          <text:p text:style-name="P1">med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1cm" svg:height="1.3cm" svg:x="13.2cm" svg:y="1.4cm">
          <text:p text:style-name="P1">med_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3.2cm" svg:height="1.4cm" svg:x="17.3cm" svg:y="2.4cm">
          <text:p text:style-name="P1">med_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4.2cm" svg:height="1.6cm" svg:x="16.2cm" svg:y="17.3cm">
          <text:p text:style-name="P1">city_pin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4.1cm" svg:height="1.4cm" svg:x="21.1cm" svg:y="17.7cm">
          <text:p text:style-name="P1">Supplier_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4.6cm" svg:height="1.3cm" svg:x="23.5cm" svg:y="16.1cm">
          <text:p text:style-name="P1">Supplier_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7cm" svg:height="1.3cm" svg:x="23.9cm" svg:y="14cm">
          <text:p text:style-name="P1">Supplier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4cm" svg:height="1.4cm" svg:x="1.3cm" svg:y="11cm">
          <text:p text:style-name="P1">curr_qua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3.7cm" svg:height="1.5cm" svg:x="1.3cm" svg:y="13cm">
          <text:p text:style-name="P1">qua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3cm" svg:height="1.3cm" svg:x="1.4cm" svg:y="15.4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3.6cm" svg:height="1.6cm" svg:x="1.9cm" svg:y="17.4cm">
          <text:p text:style-name="P1">mfg_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3cm" svg:height="1.3cm" svg:x="5.5cm" svg:y="18.4cm">
          <text:p text:style-name="P1">exp_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3.8cm" svg:height="1.5cm" svg:x="11.2cm" svg:y="15.6cm">
          <text:p text:style-name="P1">supplier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2.7cm" svg:height="1.6cm" svg:x="10.8cm" svg:y="13.7cm">
          <text:p text:style-name="P1">med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5.4cm" svg:height="1.5cm" svg:x="8.3cm" svg:y="17.4cm">
          <text:p text:style-name="P1">Stock_arrival_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" draw:layer="layout" svg:x1="15.7cm" svg:y1="11cm" svg:x2="17.8cm" svg:y2="11.5cm">
          <text:p/>
        </draw:line>
        <draw:line draw:style-name="gr34" draw:text-style-name="P2" draw:layer="layout" svg:x1="15.8cm" svg:y1="9.5cm" svg:x2="16.7cm" svg:y2="9.2cm">
          <text:p/>
        </draw:line>
        <draw:line draw:style-name="gr34" draw:text-style-name="P2" draw:layer="layout" svg:x1="14cm" svg:y1="9.4cm" svg:x2="14.3cm" svg:y2="7.4cm">
          <text:p/>
        </draw:line>
        <draw:line draw:style-name="gr34" draw:text-style-name="P2" draw:layer="layout" svg:x1="12.2cm" svg:y1="11cm" svg:x2="9.8cm" svg:y2="11.2cm">
          <text:p/>
        </draw:line>
        <draw:line draw:style-name="gr34" draw:text-style-name="P2" draw:layer="layout" svg:x1="9.9cm" svg:y1="7.8cm" svg:x2="8.7cm" svg:y2="6.5cm">
          <text:p/>
        </draw:line>
        <draw:line draw:style-name="gr34" draw:text-style-name="P2" draw:layer="layout" svg:x1="14.3cm" svg:y1="6cm" svg:x2="14.3cm" svg:y2="4.9cm">
          <text:p/>
        </draw:line>
        <draw:line draw:style-name="gr34" draw:text-style-name="P2" draw:layer="layout" svg:x1="20.6cm" svg:y1="9.3cm" svg:x2="21.1cm" svg:y2="7.9cm">
          <text:p/>
        </draw:line>
        <draw:line draw:style-name="gr34" draw:text-style-name="P2" draw:layer="layout" svg:x1="17.8cm" svg:y1="13.8cm" svg:x2="20.5cm" svg:y2="14.7cm">
          <text:p/>
        </draw:line>
        <draw:line draw:style-name="gr34" draw:text-style-name="P2" draw:layer="layout" svg:x1="9.8cm" svg:y1="13cm" svg:x2="7.7cm" svg:y2="14.4cm">
          <text:p/>
        </draw:line>
        <draw:line draw:style-name="gr35" draw:text-style-name="P2" draw:layer="layout" svg:x1="9.8cm" svg:y1="15.6cm" svg:x2="11.2cm" svg:y2="16.4cm">
          <text:p/>
        </draw:line>
        <draw:line draw:style-name="gr35" draw:text-style-name="P2" draw:layer="layout" svg:x1="7.9cm" svg:y1="15.5cm" svg:x2="11.1cm" svg:y2="17.5cm">
          <text:p/>
        </draw:line>
        <draw:line draw:style-name="gr35" draw:text-style-name="P2" draw:layer="layout" svg:x1="7.3cm" svg:y1="15.6cm" svg:x2="7cm" svg:y2="18.4cm">
          <text:p/>
        </draw:line>
        <draw:line draw:style-name="gr35" draw:text-style-name="P2" draw:layer="layout" svg:x1="6.8cm" svg:y1="15.6cm" svg:x2="3.6cm" svg:y2="17.5cm">
          <text:p/>
        </draw:line>
        <draw:line draw:style-name="gr35" draw:text-style-name="P2" draw:layer="layout" svg:x1="5.6cm" svg:y1="15.6cm" svg:x2="4.3cm" svg:y2="16.1cm">
          <text:p/>
        </draw:line>
        <draw:line draw:style-name="gr35" draw:text-style-name="P2" draw:layer="layout" svg:x1="5.5cm" svg:y1="14.4cm" svg:x2="4.9cm" svg:y2="13.7cm">
          <text:p/>
        </draw:line>
        <draw:line draw:style-name="gr35" draw:text-style-name="P2" draw:layer="layout" svg:x1="6.8cm" svg:y1="14.2cm" svg:x2="5.3cm" svg:y2="11.8cm">
          <text:p/>
        </draw:line>
        <draw:line draw:style-name="gr35" draw:text-style-name="P2" draw:layer="layout" svg:x1="20.4cm" svg:y1="15.9cm" svg:x2="18.3cm" svg:y2="17.3cm">
          <text:p/>
        </draw:line>
        <draw:line draw:style-name="gr35" draw:text-style-name="P2" draw:layer="layout" svg:x1="20.6cm" svg:y1="15.9cm" svg:x2="23.2cm" svg:y2="17.8cm">
          <text:p/>
        </draw:line>
        <draw:line draw:style-name="gr35" draw:text-style-name="P2" draw:layer="layout" svg:x1="21cm" svg:y1="15.8cm" svg:x2="23.6cm" svg:y2="16.8cm">
          <text:p/>
        </draw:line>
        <draw:line draw:style-name="gr35" draw:text-style-name="P2" draw:layer="layout" svg:x1="23cm" svg:y1="15.2cm" svg:x2="23.9cm" svg:y2="14.7cm">
          <text:p/>
        </draw:line>
        <draw:line draw:style-name="gr35" draw:text-style-name="P2" draw:layer="layout" svg:x1="23.3cm" svg:y1="7cm" svg:x2="25.1cm" svg:y2="5.7cm">
          <text:p/>
        </draw:line>
        <draw:line draw:style-name="gr35" draw:text-style-name="P2" draw:layer="layout" svg:x1="23.2cm" svg:y1="7.5cm" svg:x2="24.3cm" svg:y2="7.2cm">
          <text:p/>
        </draw:line>
        <draw:line draw:style-name="gr35" draw:text-style-name="P2" draw:layer="layout" svg:x1="23.2cm" svg:y1="8cm" svg:x2="24.4cm" svg:y2="9cm">
          <text:p/>
        </draw:line>
        <draw:line draw:style-name="gr35" draw:text-style-name="P2" draw:layer="layout" svg:x1="22.7cm" svg:y1="8cm" svg:x2="23.7cm" svg:y2="10.2cm">
          <text:p/>
        </draw:line>
        <draw:line draw:style-name="gr35" draw:text-style-name="P2" draw:layer="layout" svg:x1="22.1cm" svg:y1="7cm" svg:x2="22.1cm" svg:y2="5.7cm">
          <text:p/>
        </draw:line>
        <draw:line draw:style-name="gr35" draw:text-style-name="P2" draw:layer="layout" svg:x1="15.1cm" svg:y1="4.2cm" svg:x2="17.8cm" svg:y2="3.6cm">
          <text:p/>
        </draw:line>
        <draw:line draw:style-name="gr35" draw:text-style-name="P2" draw:layer="layout" svg:x1="14.8cm" svg:y1="4.2cm" svg:x2="15.2cm" svg:y2="2.6cm">
          <text:p/>
        </draw:line>
        <draw:line draw:style-name="gr35" draw:text-style-name="P2" draw:layer="layout" svg:x1="14.1cm" svg:y1="4.1cm" svg:x2="11.5cm" svg:y2="2.9cm">
          <text:p/>
        </draw:line>
        <draw:line draw:style-name="gr35" draw:text-style-name="P2" draw:layer="layout" svg:x1="7.6cm" svg:y1="5.4cm" svg:x2="8cm" svg:y2="4cm">
          <text:p/>
        </draw:line>
        <draw:line draw:style-name="gr35" draw:text-style-name="P2" draw:layer="layout" svg:x1="7.3cm" svg:y1="5.5cm" svg:x2="6.3cm" svg:y2="3.1cm">
          <text:p/>
        </draw:line>
        <draw:line draw:style-name="gr35" draw:text-style-name="P2" draw:layer="layout" svg:x1="6.9cm" svg:y1="5.5cm" svg:x2="4.9cm" svg:y2="3.8cm">
          <text:p/>
        </draw:line>
        <draw:line draw:style-name="gr35" draw:text-style-name="P2" draw:layer="layout" svg:x1="6.2cm" svg:y1="5.9cm" svg:x2="4.1cm" svg:y2="5.6cm">
          <text:p/>
        </draw:line>
        <draw:line draw:style-name="gr35" draw:text-style-name="P2" draw:layer="layout" svg:x1="6.2cm" svg:y1="6.3cm" svg:x2="4.3cm" svg:y2="7.2cm">
          <text:p/>
        </draw:line>
        <draw:line draw:style-name="gr35" draw:text-style-name="P2" draw:layer="layout" svg:x1="7cm" svg:y1="6.7cm" svg:x2="5.3cm" svg:y2="8cm">
          <text:p/>
        </draw:line>
        <draw:custom-shape draw:style-name="gr36" draw:text-style-name="P3" draw:layer="layout" svg:width="3.1cm" svg:height="1.3cm" svg:x="5.1cm" svg:y="9.9cm">
          <text:p text:style-name="P3">stock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7.3cm" svg:y1="14.3cm" svg:x2="6.9cm" svg:y2="11.1cm">
          <text:p/>
        </draw:line>
        <draw:line draw:style-name="gr35" draw:text-style-name="P2" draw:layer="layout" svg:x1="9.8cm" svg:y1="14.6cm" svg:x2="10.9cm" svg:y2="14.6cm">
          <text:p/>
        </draw:line>
        <draw:line draw:style-name="gr34" draw:text-style-name="P2" draw:layer="layout" svg:x1="12.1cm" svg:y1="9.5cm" svg:x2="9.9cm" svg:y2="9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0:24:11.405750390</meta:creation-date>
    <dc:date>2020-11-02T13:33:59.522660312</dc:date>
    <meta:editing-duration>PT12M57S</meta:editing-duration>
    <meta:editing-cycles>2</meta:editing-cycles>
    <meta:generator>LibreOffice/6.4.6.2$Linux_X86_64 LibreOffice_project/40$Build-2</meta:generator>
    <meta:document-statistic meta:object-count="75"/>
  </office:meta>
</office:document-meta>
</file>